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WICKED FOES (59:1-7, 11-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WICKED FOES (59:1-7, 11-1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otect me! (59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unish them! (59:3-7, 11-1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Punish them! (59:3-7, 11-15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reasons (59:3-4, 6-7, 14-15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reasons (59:3-4, 6-7, 14-1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y are bloodthirsty (59:3-4, 6, 14-1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y are boastful (59:7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Punish them! (59:3-7, 11-1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reasons (59:3-4, 6-7, 14-15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requests (59:5, 11-12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requests (59:5, 11-12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Show them no mercy (59: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Bring them to their knees (59: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Let them be captured by their evil words (59:12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troy them (59:13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Punish them! (59:3-7, 11-15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reasons (59:3-4, 6-7, 14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requests (59:5, 11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sults (59:1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DAVID'S WICKED FOES (59:1-7, 11-15):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Protect me! (59:1-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Punish them! (59:3-7, 11-15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59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DAVID'S WICKED FOES (59:1-7, 11-1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'S WONDERFUL FRIEND (59:8-10, 16-17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DAVID'S WONDERFUL FRIEND (59:8-10, 16-17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God laughs at David's enemies (59:8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God is his strength (59:9-10, 1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PSALM 59<text:s text:c="1"/></text:span><text:span text:style-name="a581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DAVID'S WICKED FOES (59:1-7, 11-15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DAVID'S WONDERFUL FRIEND (59:8-10, 16-17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DAVID'S TESTIMONY (59:1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9 </dc:title>
    <meta:initial-creator>David STRICKLAND</meta:initial-creator>
    <dc:creator>David STRICKLAND</dc:creator>
    <meta:creation-date>2020-02-23T23:19:25Z</meta:creation-date>
    <dc:date>2020-02-23T23:19:26Z</dc:date>
    <meta:template xlink:href="BibleStudy" xlink:type="simple"/>
    <meta:editing-cycles>1</meta:editing-cycles>
    <meta:editing-duration>PT0S</meta:editing-duration>
    <meta:document-statistic meta:paragraph-count="35" meta:word-count="276"/>
  </office:meta>
</office:document-meta>
</file>